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F2D1A84D5B5D4976.jpg" manifest:media-type="image/jpeg"/>
  <manifest:file-entry manifest:full-path="Pictures/1000000000000556000003001D947AC0B663C0C7.jpg" manifest:media-type="image/jpeg"/>
  <manifest:file-entry manifest:full-path="Pictures/100000000000055600000300342CAABE70A1E136.jpg" manifest:media-type="image/jpeg"/>
  <manifest:file-entry manifest:full-path="Pictures/1000000000000556000003007FF123EC9834D665.jpg" manifest:media-type="image/jpeg"/>
  <manifest:file-entry manifest:full-path="Pictures/100000000000055600000300B1DA3CE25C44FB43.jpg" manifest:media-type="image/jpeg"/>
  <manifest:file-entry manifest:full-path="Pictures/10000000000005560000030086E3D8A76D3AF756.jpg" manifest:media-type="image/jpeg"/>
  <manifest:file-entry manifest:full-path="Pictures/10000000000005560000030075B6ECBA7072EF8A.jpg" manifest:media-type="image/jpeg"/>
  <manifest:file-entry manifest:full-path="Pictures/100000000000055600000300D676AA6C9CC7F6B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75in, 0in, 5.35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17in, 0.372in, 3.9626in, 0.22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957in, 0.4575in, 2.0244in, 0.15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693in, 0in, 0.4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626in, 0in, 2.842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52in, 0in, 2.6028in, -0.119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272in, 0in, 0.430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665in, 0in, 0.43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8" draw:name="Image1" text:anchor-type="char" svg:x="0in" svg:y="0.1299in" svg:width="6.9252in" svg:height="3.552in" draw:z-index="0"><draw:image xlink:href="Pictures/100000000000055600000300D676AA6C9CC7F6BE.jpg" xlink:type="simple" xlink:show="embed" xlink:actuate="onLoad" draw:mime-type="image/jpeg"/></draw:frame><text:s text:c="8"/></text:p>
      <text:p text:style-name="Standard"><draw:frame draw:style-name="fr7" draw:name="Image2" text:anchor-type="char" svg:x="0in" svg:y="0.1102in" svg:width="6.9252in" svg:height="3.5728in" draw:z-index="1"><draw:image xlink:href="Pictures/10000000000005560000030075B6ECBA7072EF8A.jpg" xlink:type="simple" xlink:show="embed" xlink:actuate="onLoad" draw:mime-type="image/jpeg"/></draw:frame><text:s text:c="1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2"/></text:p>
      <text:p text:style-name="Standard"/>
      <text:p text:style-name="Standard"><draw:frame draw:style-name="fr6" draw:name="Image3" text:anchor-type="char" svg:x="-0.0583in" svg:y="0.0283in" svg:width="6.9835in" svg:height="2.4063in" draw:z-index="2"><draw:image xlink:href="Pictures/10000000000005560000030086E3D8A76D3AF756.jpg" xlink:type="simple" xlink:show="embed" xlink:actuate="onLoad" draw:mime-type="image/jpeg"/></draw:frame><text:s text:c="10"/></text:p>
      <text:p text:style-name="Standard"/>
      <text:p text:style-name="Standard"><draw:frame draw:style-name="fr5" draw:name="Image4" text:anchor-type="char" svg:x="0in" svg:y="0.1146in" svg:width="6.9252in" svg:height="2.3335in" draw:z-index="3"><draw:image xlink:href="Pictures/100000000000055600000300B1DA3CE25C44FB43.jpg" xlink:type="simple" xlink:show="embed" xlink:actuate="onLoad" draw:mime-type="image/jpeg"/></draw:frame></text:p>
      <text:p text:style-name="Standard"><text:s text:c="11"/></text:p>
      <text:p text:style-name="Standard"><draw:frame draw:style-name="fr4" draw:name="Image5" text:anchor-type="char" svg:x="0in" svg:y="0.1311in" svg:width="6.9252in" svg:height="3.5626in" draw:z-index="4"><draw:image xlink:href="Pictures/1000000000000556000003007FF123EC9834D665.jpg" xlink:type="simple" xlink:show="embed" xlink:actuate="onLoad" draw:mime-type="image/jpeg"/></draw:frame><text:soft-page-break/></text:p>
      <text:p text:style-name="Standard"/>
      <text:p text:style-name="Standard"/>
      <text:p text:style-name="Standard"><draw:frame draw:style-name="fr3" draw:name="Image6" text:anchor-type="char" svg:x="0.0772in" svg:y="0.0083in" svg:width="6.6252in" svg:height="2.3744in" draw:z-index="5"><draw:image xlink:href="Pictures/100000000000055600000300342CAABE70A1E136.jpg" xlink:type="simple" xlink:show="embed" xlink:actuate="onLoad" draw:mime-type="image/jpeg"/></draw:frame><text:s text:c="17"/></text:p>
      <text:p text:style-name="Standard"><draw:frame draw:style-name="fr2" draw:name="Image7" text:anchor-type="char" svg:x="0.1083in" svg:y="0.1398in" svg:width="6.6354in" svg:height="1.3602in" draw:z-index="6"><draw:image xlink:href="Pictures/1000000000000556000003001D947AC0B663C0C7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in" svg:y="0.15in" svg:width="6.9252in" svg:height="1.1362in" draw:z-index="7"><draw:image xlink:href="Pictures/100000000000055600000300F2D1A84D5B5D497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22:35:41.222779212</meta:creation-date>
    <dc:date>2023-02-28T22:42:15.271894357</dc:date>
    <meta:editing-duration>PT6M34S</meta:editing-duration>
    <meta:editing-cycles>1</meta:editing-cycles>
    <meta:document-statistic meta:table-count="0" meta:image-count="8" meta:object-count="0" meta:page-count="4" meta:paragraph-count="6" meta:word-count="0" meta:character-count="69" meta:non-whitespace-character-count="0"/>
    <meta:generator>LibreOffice/7.1.8.1$Linux_X86_64 LibreOffice_project/10$Build-1</meta:generator>
  </office:meta>
</office:document-meta>
</file>